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Closing a bank account involves settling dues and submitting a request. This guide outlines the process for Indian banks.</text:p>
      <text:h text:style-name="P1" text:outline-level="2">Steps</text:h>
      <text:list text:style-name="L9">
        <text:list-item>
          <text:p text:style-name="P11"><text:span text:style-name="Strong_20_Emphasis">Clear Dues</text:span>: Ensure no pending loans or negative balance.</text:p>
        </text:list-item>
        <text:list-item>
          <text:p text:style-name="P11"><text:span text:style-name="Strong_20_Emphasis">Withdraw Funds</text:span>: Transfer or withdraw all funds.</text:p>
        </text:list-item>
        <text:list-item>
          <text:p text:style-name="P11"><text:span text:style-name="Strong_20_Emphasis">Visit Branch</text:span>: Go to home branch with passbook, debit card, ID proof.</text:p>
        </text:list-item>
        <text:list-item>
          <text:p text:style-name="P11"><text:span text:style-name="Strong_20_Emphasis">Request Closure Form</text:span>: Ask for account closure form.</text:p>
        </text:list-item>
        <text:list-item>
          <text:p text:style-name="P11"><text:span text:style-name="Strong_20_Emphasis">Fill Form</text:span>: Provide account number, reason, signature.</text:p>
        </text:list-item>
        <text:list-item>
          <text:p text:style-name="P11"><text:span text:style-name="Strong_20_Emphasis">Return Items</text:span>: Submit unused cheque books, debit card (cut).</text:p>
        </text:list-item>
        <text:list-item>
          <text:p text:style-name="P11"><text:span text:style-name="Strong_20_Emphasis">Confirmation</text:span>: Account closed in 3–7 days.</text:p>
        </text:list-item>
      </text:list>
      <text:h text:style-name="P1" text:outline-level="2">Notes</text:h>
      <text:list text:style-name="L10">
        <text:list-item>
          <text:p text:style-name="P12">Closure fee may apply if closed within 6–12 months.</text:p>
        </text:list-item>
        <text:list-item>
          <text:p text:style-name="P12">Online closure is rare; branch visit needed.</text:p>
        </text:list-item>
        <text:list-item>
          <text:p text:style-name="P12">Stop auto-debits before closure.</text:p>
        </text:list-item>
      </text:list>
      <text:h text:style-name="P1" text:outline-level="2">Key Terms</text:h>
      <text:p text:style-name="P2">Account closure, bank account, closure form, dues, debit card, cheque book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7T23:56:23.119718790</dc:date>
    <meta:editing-duration>PT3M10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25" meta:character-count="745" meta:non-whitespace-character-count="648"/>
  </office:meta>
</office:document-meta>
</file>